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86pt"/>
    </style:style>
    <style:style style:name="co2" style:family="table-column">
      <style:table-column-properties fo:break-before="auto" style:column-width="32.85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30.19pt"/>
    </style:style>
    <style:style style:name="co5" style:family="table-column">
      <style:table-column-properties fo:break-before="auto" style:column-width="56.04pt"/>
    </style:style>
    <style:style style:name="co6" style:family="table-column">
      <style:table-column-properties fo:break-before="auto" style:column-width="170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3.85pt"/>
    </style:style>
    <style:style style:name="co9" style:family="table-column">
      <style:table-column-properties fo:break-before="auto" style:column-width="42.04pt"/>
    </style:style>
    <style:style style:name="co10" style:family="table-column">
      <style:table-column-properties fo:break-before="auto" style:column-width="106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4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Weigh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inted parts for HXM delta Printer (c) Pierre ROUZEAU <text:s text:c="4"/>- cc BY-S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eight</text:p>
          </table:table-cell>
          <table:table-cell/>
          <table:table-cell table:style-name="ce4" office:value-type="string" calcext:value-type="string">
            <text:p>Time (tot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office:value-type="string" calcext:value-type="string">
            <text:p>base suppor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office:value-type="string" calcext:value-type="string">
            <text:p>motor suppor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office:value-type="string" calcext:value-type="string">
            <text:p>carriag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office:value-type="string" calcext:value-type="string">
            <text:p>rod joi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/>
          <table:table-cell table:style-name="ce2" table:formula="of:=SUM([.B3:.B7])" office:value-type="float" office:value="74" calcext:value-type="float">
            <text:p>74</text:p>
          </table:table-cell>
          <table:table-cell table:style-name="ce3" table:formula="of:=[.B8]*3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otend suppor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Layer 0.25</text:p>
          </table:table-cell>
          <table:table-cell/>
        </table:table-row>
        <table:table-row table:style-name="ro1">
          <table:table-cell office:value-type="string" calcext:value-type="string">
            <text:p>effecto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[.B10]+[.B11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arm links (6)</text:p>
          </table:table-cell>
          <table:table-cell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xtruder bas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ayer 0.25</text:p>
          </table:table-cell>
          <table:table-cell/>
        </table:table-row>
        <table:table-row table:style-name="ro1">
          <table:table-cell office:value-type="string" calcext:value-type="string">
            <text:p>extruder lev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ayer 0.2</text:p>
          </table:table-cell>
          <table:table-cell/>
        </table:table-row>
        <table:table-row table:style-name="ro1">
          <table:table-cell office:value-type="string" calcext:value-type="string">
            <text:p>pin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ayer 0.2</text:p>
          </table:table-cell>
          <table:table-cell/>
        </table:table-row>
        <table:table-row table:style-name="ro1">
          <table:table-cell office:value-type="string" calcext:value-type="string">
            <text:p>gea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ayer 0.2</text:p>
          </table:table-cell>
          <table:table-cell office:value-type="string" calcext:value-type="string">
            <text:p>gears+lever common print</text:p>
          </table:table-cell>
        </table:table-row>
        <table:table-row table:style-name="ro1">
          <table:table-cell table:number-columns-repeated="2"/>
          <table:table-cell table:style-name="ce3" table:formula="of:=SUM([.B16:.B19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plate brackets</text:p>
          </table:table-cell>
          <table:table-cell office:value-type="float" office:value="7" calcext:value-type="float">
            <text:p>7</text:p>
          </table:table-cell>
          <table:table-cell table:style-name="ce3" table:formula="of:=[.B21]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pool suppor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office:value-type="string" calcext:value-type="string">
            <text:p>Spool ring</text:p>
          </table:table-cell>
          <table:table-cell office:value-type="string" calcext:value-type="string">
            <text:p>-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yer 0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all spool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3:.C28])"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formula="of:=SUM([.D3:.D20])/60" office:value-type="float" office:value="15.3" calcext:value-type="float">
            <text:p>15.3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f printed on the Fisher in PETG, there is no point to print in layer 0.3, as the extruder cannot ha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fficient flowrate at 80 mm/s, so you could print with layer 0.3 and reduced speed <text:s/>(~50mm/s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with layers 0.25 at full speed (80 mm/s). Temperature shall be high, but you may face proble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 parts with bridging or small area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hotend support shall absolutely be in plastic somewhat resistant to heat. PLA WILL melt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given times are for a hotend with long heat zone adapted for PETG printin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o, there is controlled cooling, which allow shorter cooling time and faster prints for some p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 the fisher, printing time may be increased approximately by 20%</text:p>
          </table:table-cell>
          <table:table-cell table:number-columns-repeated="5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M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row table:style-name="ro1">
          <table:table-cell office:value-type="string" calcext:value-type="string">
            <text:p>HXM delta printer, build with mechanical parts of the Fisher delt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mentary Bill Of Material, parts needed in extra of the Fisher p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) Pierre ROUZEAU cc BY-SA; <text:s/>GFDL 1.2 – Material licence CERN OHL V1.2 – January 201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rew length are given for wood panel thickness of 18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 that screw length is cylindrical length only for hex, flat, domed, .. head screws, but is total screw length for countersunk head scre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some cases, you shall either make a recess in the panel, or use cutted screw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Fan Sunon Maglev 25x25x10, 5V, 5m3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tend fan + part fan</text:p>
          </table:table-cell>
        </table:table-row>
        <table:table-row table:style-name="ro1">
          <table:table-cell office:value-type="string" calcext:value-type="string">
            <text:p>Low forward voltage diode, SB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ure the fan power supply, other solution remove board LED</text:p>
          </table:table-cell>
        </table:table-row>
        <table:table-row table:style-name="ro1">
          <table:table-cell office:value-type="string" calcext:value-type="string">
            <text:p>Cable dupont 4 pins M/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longe 1 motor wire</text:p>
          </table:table-cell>
        </table:table-row>
        <table:table-row table:style-name="ro1">
          <table:table-cell office:value-type="string" calcext:value-type="string">
            <text:p>Molex female connector , 2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connection on board</text:p>
          </table:table-cell>
        </table:table-row>
        <table:table-row table:style-name="ro1">
          <table:table-cell office:value-type="string" calcext:value-type="string">
            <text:p>Molex female connector , 2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 controlled fan on board – use only 1 wire</text:p>
          </table:table-cell>
        </table:table-row>
        <table:table-row table:style-name="ro1">
          <table:table-cell office:value-type="string" calcext:value-type="string">
            <text:p>Molex male connector, 3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 fixed fan on existing loom – could be replaced by soldering</text:p>
          </table:table-cell>
        </table:table-row>
        <table:table-row table:style-name="ro1">
          <table:table-cell office:value-type="string" calcext:value-type="string">
            <text:p>Male/female junction with 100mm wires, J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ect effector sensor and adjustable fan on hotend side</text:p>
          </table:table-cell>
        </table:table-row>
        <table:table-row table:style-name="ro1">
          <table:table-cell office:value-type="string" calcext:value-type="string">
            <text:p>Eyed insulated term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ect effector sensor standoff. Existing not usable because insufficient clearance</text:p>
          </table:table-cell>
        </table:table-row>
        <table:table-row table:style-name="ro1">
          <table:table-cell office:value-type="string" calcext:value-type="string">
            <text:p>'Bootlace' Ferrules , small si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nect the fans on screw terminals</text:p>
          </table:table-cell>
        </table:table-row>
        <table:table-row table:style-name="ro1">
          <table:table-cell office:value-type="string" calcext:value-type="string">
            <text:p>Wire pair , 6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ustable fan and effector sensor connection</text:p>
          </table:table-cell>
        </table:table-row>
        <table:table-row table:style-name="ro1">
          <table:table-cell office:value-type="string" calcext:value-type="string">
            <text:p>JST plug pair or M/F dupont cables, 2 wi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ection of the calibration sensor and of the controlled fan on Effecto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epared cables for fan, with dupont termin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 plugs on effector</text:p>
          </table:table-cell>
        </table:table-row>
        <table:table-row table:style-name="ro1">
          <table:table-cell office:value-type="string" calcext:value-type="string">
            <text:p>Screw terminal block x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 connection to 5V</text:p>
          </table:table-cell>
        </table:table-row>
        <table:table-row table:style-name="ro1">
          <table:table-cell office:value-type="string" calcext:value-type="string">
            <text:p>Textile sleeve 500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ctor cables maintain</text:p>
          </table:table-cell>
        </table:table-row>
        <table:table-row table:style-name="ro1">
          <table:table-cell office:value-type="string" calcext:value-type="string">
            <text:p>Fiber gasket 20/27 (3/4”) thickness 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d insulato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eaded rods M5, length 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le, cuts 3x225, 3x214</text:p>
          </table:table-cell>
        </table:table-row>
        <table:table-row table:style-name="ro1">
          <table:table-cell office:value-type="string" calcext:value-type="string">
            <text:p>Threaded rods M3, length 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s 6x40, 6x147</text:p>
          </table:table-cell>
        </table:table-row>
        <table:table-row table:style-name="ro1">
          <table:table-cell office:value-type="string" calcext:value-type="string">
            <text:p>Nuts M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Washer M5, sma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iangle rod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rew M4x80, countersunk 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sioner screw</text:p>
          </table:table-cell>
        </table:table-row>
        <table:table-row table:style-name="ro1">
          <table:table-cell office:value-type="string" calcext:value-type="string">
            <text:p>Screw M4x50 domed 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ttom attach rod locks</text:p>
          </table:table-cell>
        </table:table-row>
        <table:table-row table:style-name="ro1">
          <table:table-cell office:value-type="string" calcext:value-type="string">
            <text:p>Screw M4x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ttom support attach to wall</text:p>
          </table:table-cell>
        </table:table-row>
        <table:table-row table:style-name="ro1">
          <table:table-cell office:value-type="string" calcext:value-type="string">
            <text:p>Screw M4x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 attach motor support</text:p>
          </table:table-cell>
        </table:table-row>
        <table:table-row table:style-name="ro1">
          <table:table-cell office:value-type="string" calcext:value-type="string">
            <text:p>Screw M4x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 attach extruder</text:p>
          </table:table-cell>
        </table:table-row>
        <table:table-row table:style-name="ro1">
          <table:table-cell office:value-type="string" calcext:value-type="string">
            <text:p>Washer M4, sm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sioner screw</text:p>
          </table:table-cell>
        </table:table-row>
        <table:table-row table:style-name="ro1">
          <table:table-cell office:value-type="string" calcext:value-type="string">
            <text:p>Washer M4, larg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rew M3x40, flat h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or attach</text:p>
          </table:table-cell>
        </table:table-row>
        <table:table-row table:style-name="ro1">
          <table:table-cell office:value-type="string" calcext:value-type="string">
            <text:p>Screw M3x30, flat/hex 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age lock</text:p>
          </table:table-cell>
        </table:table-row>
        <table:table-row table:style-name="ro1">
          <table:table-cell office:value-type="string" calcext:value-type="string">
            <text:p>Screw M3x25, countersunk 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sioner bearing shaft</text:p>
          </table:table-cell>
        </table:table-row>
        <table:table-row table:style-name="ro1">
          <table:table-cell office:value-type="string" calcext:value-type="string">
            <text:p>Screw M3x15,flat 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truder plate attach</text:p>
          </table:table-cell>
        </table:table-row>
        <table:table-row table:style-name="ro1">
          <table:table-cell office:value-type="string" calcext:value-type="string">
            <text:p>Screw M3x12 domed 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nematic cylinders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pacer 10~15mm (cut aluminium tub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ard suppor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ts M3</text:p>
          </table:table-cell>
          <table:table-cell office:value-type="string" calcext:value-type="string">
            <text:p>Salvaged</text:p>
          </table:table-cell>
          <table:table-cell/>
        </table:table-row>
        <table:table-row table:style-name="ro1">
          <table:table-cell office:value-type="string" calcext:value-type="string">
            <text:p>Washers M3, Medium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Extruder bolts and 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M3x35, countersunk 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or attach</text:p>
          </table:table-cell>
        </table:table-row>
        <table:table-row table:style-name="ro1">
          <table:table-cell office:value-type="string" calcext:value-type="string">
            <text:p>Bolt M3x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sioner </text:p>
          </table:table-cell>
        </table:table-row>
        <table:table-row table:style-name="ro1">
          <table:table-cell office:value-type="string" calcext:value-type="string">
            <text:p>Screw M3x25, hex 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gear axis</text:p>
          </table:table-cell>
        </table:table-row>
        <table:table-row table:style-name="ro1">
          <table:table-cell office:value-type="string" calcext:value-type="string">
            <text:p>Bolt M3x20, countersunk 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ing axis</text:p>
          </table:table-cell>
        </table:table-row>
        <table:table-row table:style-name="ro1">
          <table:table-cell office:value-type="string" calcext:value-type="string">
            <text:p>Bolt M3x20, countersunk 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r axis</text:p>
          </table:table-cell>
        </table:table-row>
        <table:table-row table:style-name="ro1">
          <table:table-cell office:value-type="string" calcext:value-type="string">
            <text:p>Screw M3x20, countersunk 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 attach</text:p>
          </table:table-cell>
        </table:table-row>
        <table:table-row table:style-name="ro1">
          <table:table-cell office:value-type="string" calcext:value-type="string">
            <text:p>Washers small M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asher medium 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rst washer on main ge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Stainless steel bolting for the hot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M3x35, countersunk head, <text:span text:style-name="T1">Stainless steel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tend attach</text:p>
          </table:table-cell>
        </table:table-row>
        <table:table-row table:style-name="ro1">
          <table:table-cell office:value-type="string" calcext:value-type="string">
            <text:p>Washers M3, Medium, <text:span text:style-name="T1">Stainless steel</text:span>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od screw 4x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 screw 4x2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ylon wire resistance 10 kg <text:s/>(needed ~3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s tension</text:p>
          </table:table-cell>
        </table:table-row>
        <table:table-row table:style-name="ro1">
          <table:table-cell office:value-type="string" calcext:value-type="string">
            <text:p>Rubber band (tube)</text:p>
          </table:table-cell>
          <table:table-cell office:value-type="string" calcext:value-type="string">
            <text:p>Salvaged</text:p>
          </table:table-cell>
          <table:table-cell office:value-type="string" calcext:value-type="string">
            <text:p>effector maintain</text:p>
          </table:table-cell>
        </table:table-row>
        <table:table-row table:style-name="ro1">
          <table:table-cell office:value-type="string" calcext:value-type="string">
            <text:p>bowden tube </text:p>
          </table:table-cell>
          <table:table-cell office:value-type="string" calcext:value-type="string">
            <text:p>0.25m</text:p>
          </table:table-cell>
          <table:table-cell office:value-type="string" calcext:value-type="string">
            <text:p>filament inlet</text:p>
          </table:table-cell>
        </table:table-row>
        <table:table-row table:style-name="ro1">
          <table:table-cell office:value-type="string" calcext:value-type="string">
            <text:p>Aluminium sheet 150x200 <text:s/>thk 8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rd cover</text:p>
          </table:table-cell>
        </table:table-row>
        <table:table-row table:style-name="ro1">
          <table:table-cell office:value-type="string" calcext:value-type="string">
            <text:p>Buildtak diameter 20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ing surfa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Option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an 40x40x7,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rd cooling</text:p>
          </table:table-cell>
        </table:table-row>
        <table:table-row table:style-name="ro1">
          <table:table-cell office:value-type="string" calcext:value-type="string">
            <text:p>DC/DC 24 to 12V supply, for independent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use 12V fans instead of 5V – safer</text:p>
          </table:table-cell>
        </table:table-row>
        <table:table-row table:style-name="ro1">
          <table:table-cell office:value-type="string" calcext:value-type="string">
            <text:p>DC/DC 24 to 5V supply, for independent suppl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anged bearing F6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t pulleys</text:p>
          </table:table-cell>
        </table:table-row>
        <table:table-row table:style-name="ro1">
          <table:table-cell office:value-type="string" calcext:value-type="string">
            <text:p>High end SD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speed up transfer – could go up to 350 kB/se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te: it may be safer to use 12V instead of 5V fans, but you need a DC/DC converter 19V→1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a lot of caution while wiring fans, 19V connection on 5V input will burn the boar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Consumables :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g of Filame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ase material</text:p>
          </table:table-cell>
        </table:table-row>
        <table:table-row table:style-name="ro1">
          <table:table-cell office:value-type="string" calcext:value-type="string">
            <text:p>'Dremel' cutting dis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cut M3 rods. M5 rods are sawe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Melaminated <text:s/>chip boards, thickness 18mm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anels dimensions are linked to the size of the printer, which is defined by the radius of the rod axi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or HXM 131 <text:span text:style-name="T2">(usable space Diam 170x242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panel 150 x 5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ck panel 340 x 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p and bottom panels 320x3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truder support plate 172x40, thickness 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M5 and M3 rod lengths to be cu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 M3x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tch actuation (option)</text:p>
          </table:table-cell>
        </table:table-row>
        <table:table-row table:style-name="ro1">
          <table:table-cell table:style-name="ce3" office:value-type="string" calcext:value-type="string">
            <text:p><text:span text:style-name="T2">For </text:span>HXM131/500<text:span text:style-name="T2"> (usable space Diam 170x242)</text:span>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<text:s text:c="3"/>Measurement stick 172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 text:c="3"/>Rod M5x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tom triangle</text:p>
          </table:table-cell>
        </table:table-row>
        <table:table-row table:style-name="ro1">
          <table:table-cell office:value-type="string" calcext:value-type="string">
            <text:p><text:s text:c="3"/>Rod M5x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 triangle</text:p>
          </table:table-cell>
        </table:table-row>
        <table:table-row table:style-name="ro1">
          <table:table-cell office:value-type="string" calcext:value-type="string">
            <text:p><text:s text:c="3"/>Rod M3x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, short side</text:p>
          </table:table-cell>
        </table:table-row>
        <table:table-row table:style-name="ro1">
          <table:table-cell office:value-type="string" calcext:value-type="string">
            <text:p><text:s text:c="3"/>Rod M3x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s, long side (for arms L190mm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For HXM139/5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<text:s text:c="3"/>Measurement stick 188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 text:c="3"/>Rod M5x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tom triangle</text:p>
          </table:table-cell>
        </table:table-row>
        <table:table-row table:style-name="ro1">
          <table:table-cell office:value-type="string" calcext:value-type="string">
            <text:p><text:s text:c="3"/>Rod M5x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 triangle</text:p>
          </table:table-cell>
        </table:table-row>
        <table:table-row table:style-name="ro1">
          <table:table-cell office:value-type="string" calcext:value-type="string">
            <text:p><text:s text:c="3"/>Rod M3x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, short side</text:p>
          </table:table-cell>
        </table:table-row>
        <table:table-row table:style-name="ro1">
          <table:table-cell office:value-type="string" calcext:value-type="string">
            <text:p><text:s text:c="3"/>Rod M3x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ms, long side (for arms L204mm)</text:p>
          </table:table-cell>
        </table:table-row>
        <table:table-row table:style-name="ro1" table:number-rows-repeated="10484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8:37:01.3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8:45:05.140000000</meta:creation-date>
    <dc:date>2016-01-16T21:57:17.878000000</dc:date>
    <meta:editing-duration>PT13H33M59S</meta:editing-duration>
    <meta:editing-cycles>63</meta:editing-cycles>
    <meta:generator>LibreOffice/5.0.4.2$Windows_x86 LibreOffice_project/2b9802c1994aa0b7dc6079e128979269cf95bc78</meta:generator>
    <meta:document-statistic meta:table-count="2" meta:cell-count="306" meta:object-count="0"/>
  </office:meta>
</office:document-meta>
</file>